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7ed6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fo:font-style="normal" officeooo:rsid="04af6beb" style:font-style-asian="normal" style:font-style-complex="normal"/>
    </style:style>
    <style:style style:name="T73" style:family="text">
      <style:text-properties fo:font-style="normal" officeooo:rsid="04b0236f" style:font-style-asian="normal" style:font-style-complex="normal"/>
    </style:style>
    <style:style style:name="T74" style:family="text">
      <style:text-properties fo:font-style="normal" officeooo:rsid="04b13b17" style:font-style-asian="normal" style:font-style-complex="normal"/>
    </style:style>
    <style:style style:name="T75" style:family="text">
      <style:text-properties fo:font-style="normal" officeooo:rsid="04b19958" style:font-style-asian="normal" style:font-style-complex="normal"/>
    </style:style>
    <style:style style:name="T76" style:family="text">
      <style:text-properties fo:font-style="normal" officeooo:rsid="04b2604c" style:font-style-asian="normal" style:font-style-complex="normal"/>
    </style:style>
    <style:style style:name="T77" style:family="text">
      <style:text-properties fo:font-style="normal" officeooo:rsid="04b3d761" style:font-style-asian="normal" style:font-style-complex="normal"/>
    </style:style>
    <style:style style:name="T78" style:family="text">
      <style:text-properties fo:font-style="normal" officeooo:rsid="04b549a3" style:font-style-asian="normal" style:font-style-complex="normal"/>
    </style:style>
    <style:style style:name="T79" style:family="text">
      <style:text-properties fo:font-style="normal" officeooo:rsid="04b5e246" style:font-style-asian="normal" style:font-style-complex="normal"/>
    </style:style>
    <style:style style:name="T80" style:family="text">
      <style:text-properties fo:font-style="normal" officeooo:rsid="04b6a862" style:font-style-asian="normal" style:font-style-complex="normal"/>
    </style:style>
    <style:style style:name="T81" style:family="text">
      <style:text-properties fo:font-style="normal" officeooo:rsid="04b7367a" style:font-style-asian="normal" style:font-style-complex="normal"/>
    </style:style>
    <style:style style:name="T82" style:family="text">
      <style:text-properties fo:font-style="normal" officeooo:rsid="04b75304" style:font-style-asian="normal" style:font-style-complex="normal"/>
    </style:style>
    <style:style style:name="T83" style:family="text">
      <style:text-properties fo:font-style="normal" officeooo:rsid="04b7b3ad" style:font-style-asian="normal" style:font-style-complex="normal"/>
    </style:style>
    <style:style style:name="T84" style:family="text">
      <style:text-properties fo:font-style="normal" officeooo:rsid="04b7ed6a" style:font-style-asian="normal" style:font-style-complex="normal"/>
    </style:style>
    <style:style style:name="T85" style:family="text">
      <style:text-properties fo:font-style="normal" officeooo:rsid="04b97289" style:font-style-asian="normal" style:font-style-complex="normal"/>
    </style:style>
    <style:style style:name="T86" style:family="text">
      <style:text-properties officeooo:rsid="000a14f6"/>
    </style:style>
    <style:style style:name="T87" style:family="text">
      <style:text-properties officeooo:rsid="005714b7"/>
    </style:style>
    <style:style style:name="T88" style:family="text">
      <style:text-properties officeooo:rsid="00880dbe"/>
    </style:style>
    <style:style style:name="T89" style:family="text">
      <style:text-properties officeooo:rsid="007c6d62"/>
    </style:style>
    <style:style style:name="T90" style:family="text">
      <style:text-properties officeooo:rsid="01e21ff5"/>
    </style:style>
    <style:style style:name="T91" style:family="text">
      <style:text-properties officeooo:rsid="0233449b"/>
    </style:style>
    <style:style style:name="T92" style:family="text">
      <style:text-properties officeooo:rsid="02317916"/>
    </style:style>
    <style:style style:name="T93" style:family="text">
      <style:text-properties officeooo:rsid="0063a409"/>
    </style:style>
    <style:style style:name="T94" style:family="text">
      <style:text-properties officeooo:rsid="034a2232"/>
    </style:style>
    <style:style style:name="T95" style:family="text">
      <style:text-properties officeooo:rsid="0387836c"/>
    </style:style>
    <style:style style:name="T96" style:family="text">
      <style:text-properties officeooo:rsid="03b4652d"/>
    </style:style>
    <style:style style:name="T97" style:family="text">
      <style:text-properties officeooo:rsid="03b75219"/>
    </style:style>
    <style:style style:name="T98" style:family="text">
      <style:text-properties officeooo:rsid="023d18e5"/>
    </style:style>
    <style:style style:name="T99" style:family="text">
      <style:text-properties officeooo:rsid="00836784"/>
    </style:style>
    <style:style style:name="T100" style:family="text">
      <style:text-properties officeooo:rsid="036e9576"/>
    </style:style>
    <style:style style:name="T101" style:family="text">
      <style:text-properties officeooo:rsid="04701b83"/>
    </style:style>
    <style:style style:name="T102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96">Esser-</text:span>Skala, 201<text:span text:style-name="T101">9</text:span></text:p>
      <text:p text:style-name="P18"/>
      <text:p text:style-name="P18"/>
      <text:p text:style-name="P13">© 201<text:span text:style-name="T101">9</text:span> by Wolfgang <text:span text:style-name="T96">Esser-</text:span>Skala. This edition is licensed under the<text:span text:style-name="T94"><text:line-break/></text:span>Creative Commons Attribution<text:span text:style-name="T88">-NonCommercial-ShareAlike</text:span> 4.0 International License.<text:span text:style-name="T94"><text:line-break/></text:span>To view a copy of this license, visit http://creativecommons.org/licenses/by<text:span text:style-name="T89">-nc-sa</text:span>/4.0/.</text:p>
      <text:p text:style-name="P12"/>
      <text:p text:style-name="P14">Music engraving by LilyPond 2.18.0 (http://www.lilypond.org).<text:span text:style-name="T87"><text:line-break/>Front matter</text:span> typeset with EB Garamond (http://www.georgduffner.at/ebgaramond).</text:p>
      <text:p text:style-name="P18"/>
      <text:p text:style-name="P11">First <text:span text:style-name="T90">version</text:span>, <text:span text:style-name="T101">April 2019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9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101">10</text:span>).</text:p>
      <text:p text:style-name="P3"/>
      <text:p text:style-name="P4">In general, this edition closely follows the <text:span text:style-name="T95">manuscript</text:span>. Any changes <text:span text:style-name="T8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3">Abbreviations: A, alto; B, bass;<text:span text:style-name="T98"> cor, horn; Ms, manuscript; o</text:span>rg, basses and organ; <text:span text:style-name="T98">r, rest;</text:span> T<text:span text:style-name="T99">, </text:span>tenor; <text:span text:style-name="T100">tr, trumpet; vl</text:span>, violin;<text:span text:style-name="T100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102">G L O R I A</text:span></text:p>
      <text:p text:style-name="P6"/>
      <text:p text:style-name="P27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</text:span><text:span text:style-name="T76">238<text:tab/>vl 2<text:tab/>1st half of bar in Ms: a″4–a″4<text:line-break/></text:span><text:span text:style-name="T69">248<text:tab/>org<text:tab/>bar in Ms: g2.–g4</text:span><text:span text:style-name="T70"><text:line-break/></text:span><text:span text:style-name="T72">254<text:tab/>B<text:tab/>1st note in Ms: f2.</text:span><text:span text:style-name="T73"><text:line-break/>281<text:tab/>B<text:tab/>2nd half note in M</text:span><text:span text:style-name="T74">s</text:span><text:span text:style-name="T73">: g2</text:span><text:span text:style-name="T72"><text:line-break/></text:span><text:span text:style-name="T70">283<text:tab/></text:span><text:span text:style-name="T75">B, </text:span><text:span text:style-name="T70">org<text:tab/>last quarter in Ms: d4</text:span><text:span text:style-name="T71"><text:line-break/>287<text:tab/>org<text:tab/>bar in Ms: c2–A2</text:span><text:span text:style-name="T77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8"><text:line-break/>363<text:tab/>T<text:tab/>1st quarter in Ms: d′8–b16–g16</text:span><text:span text:style-name="T82"><text:line-break/>376<text:tab/>vl 2<text:tab/>1st quarter in Ms: f′8–e′8</text:span><text:span text:style-name="T79"><text:line-break/></text:span><text:span text:style-name="T81">396<text:tab/>vl 1<text:tab/>1st eighth in Ms: d″8</text:span><text:span text:style-name="T83"><text:line-break/>412<text:tab/>org<text:tab/>bar in Ms: c2–r4</text:span><text:span text:style-name="T81"><text:line-break/></text:span><text:span text:style-name="T79">430<text:tab/>B<text:tab/>bar in Ms: bes4–g4–g4</text:span><text:span text:style-name="T80"><text:line-break/>448<text:tab/>B<text:tab/>2nd/3rd quarter in Ms: e2</text:span><text:span text:style-name="T11"><text:line-break/></text:span><text:span text:style-name="T14"><text:line-break/></text:span><text:span text:style-name="T84">494<text:tab/>vl 1<text:tab/>last eighth in Ms: c‴16–c‴16</text:span><text:span text:style-name="T85"><text:line-break/>507<text:tab/>vl 2<text:tab/>2nd half of bar in Ms: es′2</text:span></text:p>
      <text:p text:style-name="P27"><text:span text:style-name="T14"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92">wolfgang</text:span> (at) <text:span text:style-name="T91">esser-skala</text:span>.at<text:span text:style-name="T92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96">Esser-</text:span>Skala</text:p>
      <text:p text:style-name="P25"/>
      <text:p text:style-name="P22"><text:span text:style-name="T94"><text:line-break/></text:span>C O N T E N T S</text:p>
      <text:p text:style-name="P16"/>
      <text:p text:style-name="P15"/>
      <text:p text:style-name="P17"><text:span text:style-name="T3">Kyrie</text:span><text:span text:style-name="T97"><text:line-break/><text:tab/>1.1<text:tab/>Kyrie<text:tab/>3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05T20:21:27.765307213</dc:date>
    <dc:creator>Wolfgang Skala</dc:creator>
    <meta:editing-duration>P12DT7H45M20S</meta:editing-duration>
    <meta:editing-cycles>1133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846" meta:character-count="4121" meta:non-whitespace-character-count="3297"/>
  </office:meta>
</office:document-meta>
</file>